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6.2731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population 0 1 0.06 0.13 0.37 0.02 0.01 0</text:p>
          </table:table-cell>
          <table:table-cell table:number-columns-repeated="2" table:style-name="ce1"/>
          <table:table-cell office:value-type="string" table:style-name="ce2">
            <text:p>-- population: population for community: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holdsize 0 1 0.46 0.16 -0.03 0.44 0.41 0</text:p>
          </table:table-cell>
          <table:table-cell table:number-columns-repeated="2" table:style-name="ce1"/>
          <table:table-cell office:value-type="string" table:style-name="ce2">
            <text:p>-- householdsize: mean people per househol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cepctblack 0 1 0.18 0.25 0.63 0.06 0.01 0</text:p>
          </table:table-cell>
          <table:table-cell table:number-columns-repeated="2" table:style-name="ce1"/>
          <table:table-cell office:value-type="string" table:style-name="ce2">
            <text:p>-- racepctblack: percentage of population that is african america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cePctWhite 0 1 0.75 0.24 -0.68 0.85 0.98 0</text:p>
          </table:table-cell>
          <table:table-cell table:number-columns-repeated="2" table:style-name="ce1"/>
          <table:table-cell office:value-type="string" table:style-name="ce2">
            <text:p>-- racePctWhite: percentage of population that is caucasia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cePctAsian 0 1 0.15 0.21 0.04 0.07 0.02 0</text:p>
          </table:table-cell>
          <table:table-cell table:number-columns-repeated="2" table:style-name="ce1"/>
          <table:table-cell office:value-type="string" table:style-name="ce2">
            <text:p>-- racePctAsian: percentage of population that is of asian herit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cePctHisp 0 1 0.14 0.23 0.29 0.04 0.01 0</text:p>
          </table:table-cell>
          <table:table-cell table:number-columns-repeated="2" table:style-name="ce1"/>
          <table:table-cell office:value-type="string" table:style-name="ce2">
            <text:p>-- racePctHisp: percentage of population that is of hispanic herit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ePct12t21 0 1 0.42 0.16 0.06 0.4 0.38 0</text:p>
          </table:table-cell>
          <table:table-cell table:number-columns-repeated="2" table:style-name="ce1"/>
          <table:table-cell office:value-type="string" table:style-name="ce2">
            <text:p>-- agePct12t21: percentage of population that is 12-21 in 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ePct12t29 0 1 0.49 0.14 0.15 0.48 0.49 0</text:p>
          </table:table-cell>
          <table:table-cell table:number-columns-repeated="2" table:style-name="ce1"/>
          <table:table-cell office:value-type="string" table:style-name="ce2">
            <text:p>-- agePct12t29: percentage of population that is 12-29 in 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ePct16t24 0 1 0.34 0.17 0.10 0.29 0.29 0</text:p>
          </table:table-cell>
          <table:table-cell table:number-columns-repeated="2" table:style-name="ce1"/>
          <table:table-cell office:value-type="string" table:style-name="ce2">
            <text:p>-- agePct16t24: percentage of population that is 16-24 in 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gePct65up 0 1 0.42 0.18 0.07 0.42 0.47 0</text:p>
          </table:table-cell>
          <table:table-cell table:number-columns-repeated="2" table:style-name="ce1"/>
          <table:table-cell office:value-type="string" table:style-name="ce2">
            <text:p>-- agePct65up: percentage of population that is 65 and over in 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Urban 0 1 0.06 0.13 0.36 0.03 0 0</text:p>
          </table:table-cell>
          <table:table-cell table:number-columns-repeated="2" table:style-name="ce1"/>
          <table:table-cell office:value-type="string" table:style-name="ce2">
            <text:p>-- numbUrban: number of people living in areas classified as urba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Urban 0 1 0.70 0.44 0.08 1 1 0</text:p>
          </table:table-cell>
          <table:table-cell table:number-columns-repeated="2" table:style-name="ce1"/>
          <table:table-cell office:value-type="string" table:style-name="ce2">
            <text:p>-- pctUrban: percentage of people living in areas classified as urba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Income 0 1 0.36 0.21 -0.42 0.32 0.23 0</text:p>
          </table:table-cell>
          <table:table-cell table:number-columns-repeated="2" table:style-name="ce1"/>
          <table:table-cell office:value-type="string" table:style-name="ce2">
            <text:p>-- medIncome: median household incom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Wage 0 1 0.56 0.18 -0.31 0.56 0.58 0</text:p>
          </table:table-cell>
          <table:table-cell table:number-columns-repeated="2" table:style-name="ce1"/>
          <table:table-cell office:value-type="string" table:style-name="ce2">
            <text:p>-- pctWWage: percentage of households with wage or salary income in 1989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WFarmSelf 0 1 0.29 0.20 -0.15 0.23 0.16 0</text:p>
          </table:table-cell>
          <table:table-cell table:number-columns-repeated="2" table:style-name="ce1"/>
          <table:table-cell office:value-type="string" table:style-name="ce2">
            <text:p>-- pctWFarmSelf: percentage of households with farm or self employment income in 1989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InvInc 0 1 0.50 0.18 -0.58 0.48 0.41 0</text:p>
          </table:table-cell>
          <table:table-cell table:number-columns-repeated="2" table:style-name="ce1"/>
          <table:table-cell office:value-type="string" table:style-name="ce2">
            <text:p>-- pctWInvInc: percentage of households with investment / rent income in 1989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SocSec 0 1 0.47 0.17 0.12 0.475 0.56 0</text:p>
          </table:table-cell>
          <table:table-cell table:number-columns-repeated="2" table:style-name="ce1"/>
          <table:table-cell office:value-type="string" table:style-name="ce2">
            <text:p>-- pctWSocSec: percentage of households with social security income in 1989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PubAsst 0 1 0.32 0.22 0.57 0.26 0.1 0</text:p>
          </table:table-cell>
          <table:table-cell table:number-columns-repeated="2" table:style-name="ce1"/>
          <table:table-cell office:value-type="string" table:style-name="ce2">
            <text:p>-- pctWPubAsst: percentage of households with public assistance income in 1989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Retire 0 1 0.48 0.17 -0.10 0.47 0.44 0</text:p>
          </table:table-cell>
          <table:table-cell table:number-columns-repeated="2" table:style-name="ce1"/>
          <table:table-cell office:value-type="string" table:style-name="ce2">
            <text:p>-- pctWRetire: percentage of households with retirement income in 1989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dFamInc 0 1 0.38 0.20 -0.44 0.33 0.25 0</text:p>
          </table:table-cell>
          <table:table-cell table:number-columns-repeated="2" table:style-name="ce1"/>
          <table:table-cell office:value-type="string" table:style-name="ce2">
            <text:p>-- medFamInc: median family income (differs from household income for non-family households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apInc 0 1 0.35 0.19 -0.35 0.3 0.23 0</text:p>
          </table:table-cell>
          <table:table-cell table:number-columns-repeated="2" table:style-name="ce1"/>
          <table:table-cell office:value-type="string" table:style-name="ce2">
            <text:p>-- perCapInc: per capita incom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hitePerCap 0 1 0.37 0.19 -0.21 0.32 0.3 0</text:p>
          </table:table-cell>
          <table:table-cell table:number-columns-repeated="2" table:style-name="ce1"/>
          <table:table-cell office:value-type="string" table:style-name="ce2">
            <text:p>-- whitePerCap: per capita income for caucasian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ckPerCap 0 1 0.29 0.17 -0.28 0.25 0.18 0</text:p>
          </table:table-cell>
          <table:table-cell table:number-columns-repeated="2" table:style-name="ce1"/>
          <table:table-cell office:value-type="string" table:style-name="ce2">
            <text:p>-- blackPerCap: per capita income for african american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dianPerCap 0 1 0.20 0.16 -0.09 0.17 0 0</text:p>
          </table:table-cell>
          <table:table-cell table:number-columns-repeated="2" table:style-name="ce1"/>
          <table:table-cell office:value-type="string" table:style-name="ce2">
            <text:p>-- indianPerCap: per capita income for native american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ianPerCap 0 1 0.32 0.20 -0.16 0.28 0.18 0</text:p>
          </table:table-cell>
          <table:table-cell table:number-columns-repeated="2" table:style-name="ce1"/>
          <table:table-cell office:value-type="string" table:style-name="ce2">
            <text:p>-- AsianPerCap: per capita income for people with asian herit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therPerCap 0 1 0.28 0.19 -0.13 0.25 0 1</text:p>
          </table:table-cell>
          <table:table-cell table:number-columns-repeated="2" table:style-name="ce1"/>
          <table:table-cell office:value-type="string" table:style-name="ce2">
            <text:p>-- OtherPerCap: per capita income for people with 'other' herit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ispPerCap 0 1 0.39 0.18 -0.24 0.345 0.3 0</text:p>
          </table:table-cell>
          <table:table-cell table:number-columns-repeated="2" table:style-name="ce1"/>
          <table:table-cell office:value-type="string" table:style-name="ce2">
            <text:p>-- HispPerCap: per capita income for people with hispanic herit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UnderPov 0 1 0.06 0.13 0.45 0.02 0.01 0</text:p>
          </table:table-cell>
          <table:table-cell table:number-columns-repeated="2" table:style-name="ce1"/>
          <table:table-cell office:value-type="string" table:style-name="ce2">
            <text:p>-- NumUnderPov: number of people under the poverty level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PopUnderPov 0 1 0.30 0.23 0.52 0.25 0.08 0</text:p>
          </table:table-cell>
          <table:table-cell table:number-columns-repeated="2" table:style-name="ce1"/>
          <table:table-cell office:value-type="string" table:style-name="ce2">
            <text:p>-- PctPopUnderPov: percentage of people under the poverty level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Less9thGrade 0 1 0.32 0.21 0.41 0.27 0.19 0</text:p>
          </table:table-cell>
          <table:table-cell table:number-columns-repeated="2" table:style-name="ce1"/>
          <table:table-cell office:value-type="string" table:style-name="ce2">
            <text:p>-- PctLess9thGrade: percentage of people 25 and over with less than a 9th grade education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NotHSGrad 0 1 0.38 0.20 0.48 0.36 0.39 0</text:p>
          </table:table-cell>
          <table:table-cell table:number-columns-repeated="2" table:style-name="ce1"/>
          <table:table-cell office:value-type="string" table:style-name="ce2">
            <text:p>-- PctNotHSGrad: percentage of people 25 and over that are not high school graduate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BSorMore 0 1 0.36 0.21 -0.31 0.31 0.18 0</text:p>
          </table:table-cell>
          <table:table-cell table:number-columns-repeated="2" table:style-name="ce1"/>
          <table:table-cell office:value-type="string" table:style-name="ce2">
            <text:p>-- PctBSorMore: percentage of people 25 and over with a bachelors degree or higher education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Unemployed 0 1 0.36 0.20 0.50 0.32 0.24 0</text:p>
          </table:table-cell>
          <table:table-cell table:number-columns-repeated="2" table:style-name="ce1"/>
          <table:table-cell office:value-type="string" table:style-name="ce2">
            <text:p>-- PctUnemployed: percentage of people 16 and over, in the labor force, and unemploy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Employ 0 1 0.50 0.17 -0.33 0.51 0.56 0</text:p>
          </table:table-cell>
          <table:table-cell table:number-columns-repeated="2" table:style-name="ce1"/>
          <table:table-cell office:value-type="string" table:style-name="ce2">
            <text:p>-- PctEmploy: percentage of people 16 and over who are employed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EmplManu 0 1 0.40 0.20 -0.04 0.37 0.26 0</text:p>
          </table:table-cell>
          <table:table-cell table:number-columns-repeated="2" table:style-name="ce1"/>
          <table:table-cell office:value-type="string" table:style-name="ce2">
            <text:p>-- PctEmplManu: percentage of people 16 and over who are employed in manufacturing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EmplProfServ 0 1 0.44 0.18 -0.07 0.41 0.36 0</text:p>
          </table:table-cell>
          <table:table-cell table:number-columns-repeated="2" table:style-name="ce1"/>
          <table:table-cell office:value-type="string" table:style-name="ce2">
            <text:p>-- PctEmplProfServ: percentage of people 16 and over who are employed in professional service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OccupManu 0 1 0.39 0.20 0.30 0.37 0.32 0</text:p>
          </table:table-cell>
          <table:table-cell table:number-columns-repeated="2" table:style-name="ce1"/>
          <table:table-cell office:value-type="string" table:style-name="ce2">
            <text:p>-- PctOccupManu: percentage of people 16 and over who are employed in manufacturing (numeric - decimal) ########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OccupMgmtProf 0 1 0.44 0.19 -0.34 0.4 0.36 0</text:p>
          </table:table-cell>
          <table:table-cell table:number-columns-repeated="2" table:style-name="ce1"/>
          <table:table-cell office:value-type="string" table:style-name="ce2">
            <text:p>-- PctOccupMgmtProf: percentage of people 16 and over who are employed in management or professional occupation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ePctDivorce 0 1 0.46 0.18 0.53 0.47 0.56 0</text:p>
          </table:table-cell>
          <table:table-cell table:number-columns-repeated="2" table:style-name="ce1"/>
          <table:table-cell office:value-type="string" table:style-name="ce2">
            <text:p>-- MalePctDivorce: percentage of males who are divorc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ePctNevMarr 0 1 0.43 0.18 0.30 0.4 0.38 0</text:p>
          </table:table-cell>
          <table:table-cell table:number-columns-repeated="2" table:style-name="ce1"/>
          <table:table-cell office:value-type="string" table:style-name="ce2">
            <text:p>-- MalePctNevMarr: percentage of males who have never marri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malePctDiv 0 1 0.49 0.18 0.56 0.5 0.54 0</text:p>
          </table:table-cell>
          <table:table-cell table:number-columns-repeated="2" table:style-name="ce1"/>
          <table:table-cell office:value-type="string" table:style-name="ce2">
            <text:p>-- FemalePctDiv: percentage of females who are divorc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PctDiv 0 1 0.49 0.18 0.55 0.5 0.57 0</text:p>
          </table:table-cell>
          <table:table-cell table:number-columns-repeated="2" table:style-name="ce1"/>
          <table:table-cell office:value-type="string" table:style-name="ce2">
            <text:p>-- TotalPctDiv: percentage of population who are divorc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PerFam 0 1 0.49 0.15 0.14 0.47 0.44 0</text:p>
          </table:table-cell>
          <table:table-cell table:number-columns-repeated="2" table:style-name="ce1"/>
          <table:table-cell office:value-type="string" table:style-name="ce2">
            <text:p>-- PersPerFam: mean number of people per family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Fam2Par 0 1 0.61 0.20 -0.71 0.63 0.7 0</text:p>
          </table:table-cell>
          <table:table-cell table:number-columns-repeated="2" table:style-name="ce1"/>
          <table:table-cell office:value-type="string" table:style-name="ce2">
            <text:p>-- PctFam2Par: percentage of families (with kids) that are headed by two parent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Kids2Par 0 1 0.62 0.21 -0.74 0.64 0.72 0</text:p>
          </table:table-cell>
          <table:table-cell table:number-columns-repeated="2" table:style-name="ce1"/>
          <table:table-cell office:value-type="string" table:style-name="ce2">
            <text:p>-- PctKids2Par: percentage of kids in family housing with two parent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YoungKids2Par 0 1 0.66 0.22 -0.67 0.7 0.91 0</text:p>
          </table:table-cell>
          <table:table-cell table:number-columns-repeated="2" table:style-name="ce1"/>
          <table:table-cell office:value-type="string" table:style-name="ce2">
            <text:p>-- PctYoungKids2Par: percent of kids 4 and under in two parent household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Teen2Par 0 1 0.58 0.19 -0.66 0.61 0.6 0</text:p>
          </table:table-cell>
          <table:table-cell table:number-columns-repeated="2" table:style-name="ce1"/>
          <table:table-cell office:value-type="string" table:style-name="ce2">
            <text:p>-- PctTeen2Par: percent of kids age 12-17 in two parent household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orkMomYoungKids 0 1 0.50 0.17 -0.02 0.51 0.51 0</text:p>
          </table:table-cell>
          <table:table-cell table:number-columns-repeated="2" table:style-name="ce1"/>
          <table:table-cell office:value-type="string" table:style-name="ce2">
            <text:p>-- PctWorkMomYoungKids: percentage of moms of kids 6 and under in labor forc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orkMom 0 1 0.53 0.18 -0.15 0.54 0.57 0</text:p>
          </table:table-cell>
          <table:table-cell table:number-columns-repeated="2" table:style-name="ce1"/>
          <table:table-cell office:value-type="string" table:style-name="ce2">
            <text:p>-- PctWorkMom: percentage of moms of kids under 18 in labor forc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Illeg 0 1 0.04 0.11 0.47 0.01 0 0</text:p>
          </table:table-cell>
          <table:table-cell table:number-columns-repeated="2" table:style-name="ce1"/>
          <table:table-cell office:value-type="string" table:style-name="ce2">
            <text:p>-- NumIlleg: number of kids born to never marri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Illeg 0 1 0.25 0.23 0.74 0.17 0.09 0</text:p>
          </table:table-cell>
          <table:table-cell table:number-columns-repeated="2" table:style-name="ce1"/>
          <table:table-cell office:value-type="string" table:style-name="ce2">
            <text:p>-- PctIlleg: percentage of kids born to never marri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Immig 0 1 0.03 0.09 0.29 0.01 0 0</text:p>
          </table:table-cell>
          <table:table-cell table:number-columns-repeated="2" table:style-name="ce1"/>
          <table:table-cell office:value-type="string" table:style-name="ce2">
            <text:p>-- NumImmig: total number of people known to be foreign bor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ImmigRecent 0 1 0.32 0.22 0.17 0.29 0 0</text:p>
          </table:table-cell>
          <table:table-cell table:number-columns-repeated="2" table:style-name="ce1"/>
          <table:table-cell office:value-type="string" table:style-name="ce2">
            <text:p>-- PctImmigRecent: percentage of _immigrants_ who immigated within last 3 year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ImmigRec5 0 1 0.36 0.21 0.22 0.34 0 0</text:p>
          </table:table-cell>
          <table:table-cell table:number-columns-repeated="2" table:style-name="ce1"/>
          <table:table-cell office:value-type="string" table:style-name="ce2">
            <text:p>-- PctImmigRec5: percentage of _immigrants_ who immigated within last 5 year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ImmigRec8 0 1 0.40 0.20 0.25 0.39 0.26 0</text:p>
          </table:table-cell>
          <table:table-cell table:number-columns-repeated="2" table:style-name="ce1"/>
          <table:table-cell office:value-type="string" table:style-name="ce2">
            <text:p>-- PctImmigRec8: percentage of _immigrants_ who immigated within last 8 year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ImmigRec10 0 1 0.43 0.19 0.29 0.43 0.43 0</text:p>
          </table:table-cell>
          <table:table-cell table:number-columns-repeated="2" table:style-name="ce1"/>
          <table:table-cell office:value-type="string" table:style-name="ce2">
            <text:p>-- PctImmigRec10: percentage of _immigrants_ who immigated within last 10 year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RecentImmig 0 1 0.18 0.24 0.23 0.09 0.01 0</text:p>
          </table:table-cell>
          <table:table-cell table:number-columns-repeated="2" table:style-name="ce1"/>
          <table:table-cell office:value-type="string" table:style-name="ce2">
            <text:p>-- PctRecentImmig: percent of _population_ who have immigrated within the last 3 year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RecImmig5 0 1 0.18 0.24 0.25 0.08 0.02 0</text:p>
          </table:table-cell>
          <table:table-cell table:number-columns-repeated="2" table:style-name="ce1"/>
          <table:table-cell office:value-type="string" table:style-name="ce2">
            <text:p>-- PctRecImmig5: percent of _population_ who have immigrated within the last 5 year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RecImmig8 0 1 0.18 0.24 0.25 0.09 0.02 0</text:p>
          </table:table-cell>
          <table:table-cell table:number-columns-repeated="2" table:style-name="ce1"/>
          <table:table-cell office:value-type="string" table:style-name="ce2">
            <text:p>-- PctRecImmig8: percent of _population_ who have immigrated within the last 8 year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RecImmig10 0 1 0.18 0.23 0.26 0.09 0.02 0</text:p>
          </table:table-cell>
          <table:table-cell table:number-columns-repeated="2" table:style-name="ce1"/>
          <table:table-cell office:value-type="string" table:style-name="ce2">
            <text:p>-- PctRecImmig10: percent of _population_ who have immigrated within the last 10 year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SpeakEnglOnly 0 1 0.79 0.23 -0.24 0.87 0.96 0</text:p>
          </table:table-cell>
          <table:table-cell table:number-columns-repeated="2" table:style-name="ce1"/>
          <table:table-cell office:value-type="string" table:style-name="ce2">
            <text:p>-- PctSpeakEnglOnly: percent of people who speak only English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NotSpeakEnglWell 0 1 0.15 0.22 0.30 0.06 0.03 0</text:p>
          </table:table-cell>
          <table:table-cell table:number-columns-repeated="2" table:style-name="ce1"/>
          <table:table-cell office:value-type="string" table:style-name="ce2">
            <text:p>-- PctNotSpeakEnglWell: percent of people who do not speak English well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LargHouseFam 0 1 0.27 0.20 0.38 0.2 0.17 0</text:p>
          </table:table-cell>
          <table:table-cell table:number-columns-repeated="2" table:style-name="ce1"/>
          <table:table-cell office:value-type="string" table:style-name="ce2">
            <text:p>-- PctLargHouseFam: percent of family households that are large (6 or more)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LargHouseOccup 0 1 0.25 0.19 0.29 0.19 0.19 0</text:p>
          </table:table-cell>
          <table:table-cell table:number-columns-repeated="2" table:style-name="ce1"/>
          <table:table-cell office:value-type="string" table:style-name="ce2">
            <text:p>-- PctLargHouseOccup: percent of all occupied households that are large (6 or more people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PerOccupHous 0 1 0.46 0.17 -0.04 0.44 0.37 0</text:p>
          </table:table-cell>
          <table:table-cell table:number-columns-repeated="2" table:style-name="ce1"/>
          <table:table-cell office:value-type="string" table:style-name="ce2">
            <text:p>-- PersPerOccupHous: mean persons per househol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PerOwnOccHous 0 1 0.49 0.16 -0.12 0.48 0.45 0</text:p>
          </table:table-cell>
          <table:table-cell table:number-columns-repeated="2" table:style-name="ce1"/>
          <table:table-cell office:value-type="string" table:style-name="ce2">
            <text:p>-- PersPerOwnOccHous: mean persons per owner occupied househol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PerRentOccHous 0 1 0.40 0.19 0.25 0.36 0.32 0</text:p>
          </table:table-cell>
          <table:table-cell table:number-columns-repeated="2" table:style-name="ce1"/>
          <table:table-cell office:value-type="string" table:style-name="ce2">
            <text:p>-- PersPerRentOccHous: mean persons per rental househol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PersOwnOccup 0 1 0.56 0.20 -0.53 0.56 0.54 0</text:p>
          </table:table-cell>
          <table:table-cell table:number-columns-repeated="2" table:style-name="ce1"/>
          <table:table-cell office:value-type="string" table:style-name="ce2">
            <text:p>-- PctPersOwnOccup: percent of people in owner occupied households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PersDenseHous 0 1 0.19 0.21 0.45 0.11 0.06 0</text:p>
          </table:table-cell>
          <table:table-cell table:number-columns-repeated="2" table:style-name="ce1"/>
          <table:table-cell office:value-type="string" table:style-name="ce2">
            <text:p>-- PctPersDenseHous: percent of persons in dense housing (more than 1 person per room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HousLess3BR 0 1 0.50 0.17 0.47 0.51 0.53 0</text:p>
          </table:table-cell>
          <table:table-cell table:number-columns-repeated="2" table:style-name="ce1"/>
          <table:table-cell office:value-type="string" table:style-name="ce2">
            <text:p>-- PctHousLess3BR: percent of housing units with less than 3 bedroom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NumBR 0 1 0.31 0.26 -0.36 0.5 0.5 0</text:p>
          </table:table-cell>
          <table:table-cell table:number-columns-repeated="2" table:style-name="ce1"/>
          <table:table-cell office:value-type="string" table:style-name="ce2">
            <text:p>-- MedNumBR: median number of bedroom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Vacant 0 1 0.08 0.15 0.42 0.03 0.01 0</text:p>
          </table:table-cell>
          <table:table-cell table:number-columns-repeated="2" table:style-name="ce1"/>
          <table:table-cell office:value-type="string" table:style-name="ce2">
            <text:p>-- HousVacant: number of vacant household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HousOccup 0 1 0.72 0.19 -0.32 0.77 0.88 0</text:p>
          </table:table-cell>
          <table:table-cell table:number-columns-repeated="2" table:style-name="ce1"/>
          <table:table-cell office:value-type="string" table:style-name="ce2">
            <text:p>-- PctHousOccup: percent of housing occupi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HousOwnOcc 0 1 0.55 0.19 -0.47 0.54 0.52 0</text:p>
          </table:table-cell>
          <table:table-cell table:number-columns-repeated="2" table:style-name="ce1"/>
          <table:table-cell office:value-type="string" table:style-name="ce2">
            <text:p>-- PctHousOwnOcc: percent of households owner occupied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VacantBoarded 0 1 0.20 0.22 0.48 0.13 0 0</text:p>
          </table:table-cell>
          <table:table-cell table:number-columns-repeated="2" table:style-name="ce1"/>
          <table:table-cell office:value-type="string" table:style-name="ce2">
            <text:p>-- PctVacantBoarded: percent of vacant housing that is boarded up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VacMore6Mos 0 1 0.43 0.19 0.02 0.42 0.44 0</text:p>
          </table:table-cell>
          <table:table-cell table:number-columns-repeated="2" table:style-name="ce1"/>
          <table:table-cell office:value-type="string" table:style-name="ce2">
            <text:p>-- PctVacMore6Mos: percent of vacant housing that has been vacant more than 6 month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YrHousBuilt 0 1 0.49 0.23 -0.11 0.52 0 0</text:p>
          </table:table-cell>
          <table:table-cell table:number-columns-repeated="2" table:style-name="ce1"/>
          <table:table-cell office:value-type="string" table:style-name="ce2">
            <text:p>-- MedYrHousBuilt: median year housing units built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HousNoPhone 0 1 0.26 0.24 0.49 0.185 0.01 0</text:p>
          </table:table-cell>
          <table:table-cell table:number-columns-repeated="2" table:style-name="ce1"/>
          <table:table-cell office:value-type="string" table:style-name="ce2">
            <text:p>-- PctHousNoPhone: percent of occupied housing units without phone (in 1990, this was rare!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WOFullPlumb 0 1 0.24 0.21 0.36 0.19 0 0</text:p>
          </table:table-cell>
          <table:table-cell table:number-columns-repeated="2" table:style-name="ce1"/>
          <table:table-cell office:value-type="string" table:style-name="ce2">
            <text:p>-- PctWOFullPlumb: percent of housing without complete plumbing facilitie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wnOccLowQuart 0 1 0.26 0.22 -0.21 0.18 0.09 0</text:p>
          </table:table-cell>
          <table:table-cell table:number-columns-repeated="2" table:style-name="ce1"/>
          <table:table-cell office:value-type="string" table:style-name="ce2">
            <text:p>-- OwnOccLowQuart: owner occupied housing - lower quartile valu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wnOccMedVal 0 1 0.26 0.23 -0.19 0.17 0.08 0</text:p>
          </table:table-cell>
          <table:table-cell table:number-columns-repeated="2" table:style-name="ce1"/>
          <table:table-cell office:value-type="string" table:style-name="ce2">
            <text:p>-- OwnOccMedVal: owner occupied housing - median valu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wnOccHiQuart 0 1 0.27 0.24 -0.17 0.18 0.08 0</text:p>
          </table:table-cell>
          <table:table-cell table:number-columns-repeated="2" table:style-name="ce1"/>
          <table:table-cell office:value-type="string" table:style-name="ce2">
            <text:p>-- OwnOccHiQuart: owner occupied housing - upper quartile valu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LowQ 0 1 0.35 0.22 -0.25 0.31 0.13 0</text:p>
          </table:table-cell>
          <table:table-cell table:number-columns-repeated="2" table:style-name="ce1"/>
          <table:table-cell office:value-type="string" table:style-name="ce2">
            <text:p>-- RentLowQ: rental housing - lower quartile rent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Median 0 1 0.37 0.21 -0.24 0.33 0.19 0</text:p>
          </table:table-cell>
          <table:table-cell table:number-columns-repeated="2" table:style-name="ce1"/>
          <table:table-cell office:value-type="string" table:style-name="ce2">
            <text:p>-- RentMedian: rental housing - median rent (Census variable H32B from file STF1A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HighQ 0 1 0.42 0.25 -0.23 0.37 1 0</text:p>
          </table:table-cell>
          <table:table-cell table:number-columns-repeated="2" table:style-name="ce1"/>
          <table:table-cell office:value-type="string" table:style-name="ce2">
            <text:p>-- RentHighQ: rental housing - upper quartile rent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dRent 0 1 0.38 0.21 -0.24 0.34 0.17 0</text:p>
          </table:table-cell>
          <table:table-cell table:number-columns-repeated="2" table:style-name="ce1"/>
          <table:table-cell office:value-type="string" table:style-name="ce2">
            <text:p>-- MedRent: median gross rent (Census variable H43A from file STF3A - includes utilities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dRentPctHousInc 0 1 0.49 0.17 0.33 0.48 0.4 0</text:p>
          </table:table-cell>
          <table:table-cell table:number-columns-repeated="2" table:style-name="ce1"/>
          <table:table-cell office:value-type="string" table:style-name="ce2">
            <text:p>-- MedRentPctHousInc: median gross rent as a percentage of household income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dOwnCostPctInc 0 1 0.45 0.19 0.06 0.45 0.41 0</text:p>
          </table:table-cell>
          <table:table-cell table:number-columns-repeated="2" table:style-name="ce1"/>
          <table:table-cell office:value-type="string" table:style-name="ce2">
            <text:p>-- MedOwnCostPctInc: median owners cost as a percentage of household income - for owners with a mortgage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dOwnCostPctIncNoMtg 0 1 0.40 0.19 0.05 0.37 0.24 0</text:p>
          </table:table-cell>
          <table:table-cell table:number-columns-repeated="2" table:style-name="ce1"/>
          <table:table-cell office:value-type="string" table:style-name="ce2">
            <text:p>-- MedOwnCostPctIncNoMtg: median owners cost as a percentage of household income - for owners without a mortgag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InShelters 0 1 0.03 0.10 0.38 0 0 0</text:p>
          </table:table-cell>
          <table:table-cell table:number-columns-repeated="2" table:style-name="ce1"/>
          <table:table-cell office:value-type="string" table:style-name="ce2">
            <text:p>-- NumInShelters: number of people in homeless shelter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Street 0 1 0.02 0.10 0.34 0 0 0</text:p>
          </table:table-cell>
          <table:table-cell table:number-columns-repeated="2" table:style-name="ce1"/>
          <table:table-cell office:value-type="string" table:style-name="ce2">
            <text:p>-- NumStreet: number of homeless people counted in the street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ForeignBorn 0 1 0.22 0.23 0.19 0.13 0.03 0</text:p>
          </table:table-cell>
          <table:table-cell table:number-columns-repeated="2" table:style-name="ce1"/>
          <table:table-cell office:value-type="string" table:style-name="ce2">
            <text:p>-- PctForeignBorn: percent of people foreign born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BornSameState 0 1 0.61 0.20 -0.08 0.63 0.78 0</text:p>
          </table:table-cell>
          <table:table-cell table:number-columns-repeated="2" table:style-name="ce1"/>
          <table:table-cell office:value-type="string" table:style-name="ce2">
            <text:p>-- PctBornSameState: percent of people born in the same state as currently living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SameHouse85 0 1 0.54 0.18 -0.16 0.54 0.59 0</text:p>
          </table:table-cell>
          <table:table-cell table:number-columns-repeated="2" table:style-name="ce1"/>
          <table:table-cell office:value-type="string" table:style-name="ce2">
            <text:p>-- PctSameHouse85: percent of people living in the same house as in 1985 (5 years before)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SameCity85 0 1 0.63 0.20 0.08 0.67 0.74 0</text:p>
          </table:table-cell>
          <table:table-cell table:number-columns-repeated="2" table:style-name="ce1"/>
          <table:table-cell office:value-type="string" table:style-name="ce2">
            <text:p>-- PctSameCity85: percent of people living in the same city as in 1985 (5 years before) (numeric - decimal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ctSameState85 0 1 0.65 0.20 -0.02 0.7 0.79 0</text:p>
          </table:table-cell>
          <table:table-cell table:number-columns-repeated="2" table:style-name="ce1"/>
          <table:table-cell office:value-type="string" table:style-name="ce2">
            <text:p>-- PctSameState85: percent of people living in the same state as in 1985 (5 years before)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ndArea 0 1 0.07 0.11 0.20 0.04 0.01 0</text:p>
          </table:table-cell>
          <table:table-cell table:number-columns-repeated="2" table:style-name="ce1"/>
          <table:table-cell office:value-type="string" table:style-name="ce2">
            <text:p>-- LandArea: land area in square miles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pDens 0 1 0.23 0.20 0.28 0.17 0.09 0</text:p>
          </table:table-cell>
          <table:table-cell table:number-columns-repeated="2" table:style-name="ce1"/>
          <table:table-cell office:value-type="string" table:style-name="ce2">
            <text:p>-- PopDens: population density in persons per square mile (numeric - decimal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ctUsePubTrans 0 1 0.16 0.23 0.15 0.07 0.01 0</text:p>
          </table:table-cell>
          <table:table-cell table:number-columns-repeated="2" table:style-name="ce1"/>
          <table:table-cell office:value-type="string" table:style-name="ce2">
            <text:p>-- PctUsePubTrans: percent of people using public transit for commuting (numeric - decimal)</text:p>
          </table:table-cell>
          <table:table-cell table:number-columns-repeated="16380"/>
        </table:table-row>
        <table:table-row table:number-rows-repeated="13" table:style-name="ro1">
          <table:table-cell table:number-columns-repeated="16384" table:style-name="ce1"/>
        </table:table-row>
        <table:table-row table:number-rows-repeated="16" table:style-name="ro1">
          <table:table-cell table:number-columns-repeated="16384"/>
        </table:table-row>
        <table:table-row table:number-rows-repeated="1048448" table:style-name="ro3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h</meta:initial-creator>
    <dc:creator>mh</dc:creator>
    <meta:creation-date>2012-11-07T14:43:14Z</meta:creation-date>
    <dc:date>2012-11-15T09:23:39Z</dc:date>
    <meta:editing-cycles>1</meta:editing-cycles>
    <meta:editing-duration>PT204S</meta:editing-duration>
  </office:meta>
</office:document-meta>
</file>